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text-indent="0.4916in"/>
    </style:style>
    <style:style style:name="T4" style:parent-style-name="Policepardéfaut" style:family="text">
      <style:text-properties style:text-position="super 63.6%"/>
    </style:style>
    <style:style style:name="T5" style:parent-style-name="Policepardéfaut" style:family="text">
      <style:text-properties style:text-position="super 63.6%"/>
    </style:style>
    <style:style style:name="T6" style:parent-style-name="Policepardéfaut" style:family="text">
      <style:text-properties style:text-position="super 63.6%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II) Analyser et évaluer les conditions de validité d’un contrat</text:p>
      <text:list text:style-name="LFO1" text:continue-numbering="true">
        <text:list-item>
          <text:p text:style-name="P2">Le consentement<text:s/></text:p>
        </text:list-item>
      </text:list>
      <text:p text:style-name="Paragraphedeliste">1) La notion de consentement</text:p>
      <text:p text:style-name="Normal">La force obligatoire du contrat suppose que les parties l’ont conclu librement.</text:p>
      <text:p text:style-name="Normal">Le consentement représente la rencontre<text:s/>d’une offre et d’une acceptation, l’offre doit être ferme et précise et l’acceptation doit être donné sans conditions.</text:p>
      <text:p text:style-name="P3">2) L’absence de vice dans le consentement</text:p>
      <text:p text:style-name="Normal">1<text:span text:style-name="T4">er</text:span><text:s/>vice : l’erreur sur l’élément essentiel du contrat (erreur sur la substance)</text:p>
      <text:p text:style-name="Normal">2<text:span text:style-name="T5">ème</text:span><text:s/>vice : dol : les manœuvres ou mensonges d’un des parties qui ont eu un rôle déterminant dans la clause du contrat.</text:p>
      <text:p text:style-name="Normal"/>
      <text:p text:style-name="Normal">3<text:span text:style-name="T6">ème</text:span><text:s/>vice : Violence : physique, psychologique, économique (dépendance donc obligation de se soumettre aux requêtes)</text:p>
      <text:p text:style-name="Normal"/>
      <text:p text:style-name="P7">C) Le contenu du contrat</text:p>
      <text:p text:style-name="P8">1) Le<text:s/>contenu licite du contrat</text:p>
      <text:p text:style-name="Normal"/>
      <text:p text:style-name="Normal">La prestation promise par chaque partie ne doit pas être contraire à l’ordre publi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12T08:26:00Z</meta:creation-date>
    <dc:date>2020-10-14T07:51:00Z</dc:date>
    <meta:template xlink:href="Normal.dotm" xlink:type="simple"/>
    <meta:editing-cycles>6</meta:editing-cycles>
    <meta:editing-duration>PT2040S</meta:editing-duration>
    <meta:document-statistic meta:page-count="1" meta:paragraph-count="1" meta:word-count="131" meta:character-count="853" meta:row-count="6" meta:non-whitespace-character-count="723"/>
  </office:meta>
</office:document-meta>
</file>